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4dd" officeooo:paragraph-rsid="000af4dd"/>
    </style:style>
    <style:style style:name="T1" style:family="text">
      <style:text-properties officeooo:rsid="000c5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craft : A3<text:span text:style-name="T1">2</text:span>0</text:p>
      <text:p text:style-name="P1">Part Number : 2999<text:span text:style-name="T1">4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7:08:05.872025872</meta:creation-date>
    <meta:editing-cycles>4</meta:editing-cycles>
    <meta:editing-duration>PT2H49M15S</meta:editing-duration>
    <dc:date>2023-05-19T14:50:43.814864501</dc:date>
    <meta:generator>LibreOffice/7.5.2.2$Linux_X86_64 LibreOffice_project/50$Build-2</meta:generator>
    <meta:document-statistic meta:table-count="0" meta:image-count="0" meta:object-count="0" meta:page-count="1" meta:paragraph-count="2" meta:word-count="7" meta:character-count="35" meta:non-whitespace-character-count="30"/>
    <meta:user-defined meta:name="Propriétaire">Boubert Olivier</meta:user-defined>
  </office:meta>
</office:document-meta>
</file>